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17cm" table:align="margins" style:may-break-between-rows="false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cm" fo:border="none"/>
    </style:style>
    <style:style style:name="P1" style:family="paragraph" style:parent-style-name="Text_20_body">
      <style:text-properties officeooo:paragraph-rsid="001eb2fb"/>
    </style:style>
    <style:style style:name="P2" style:family="paragraph" style:parent-style-name="Text_20_body">
      <style:text-properties officeooo:rsid="005b4939" officeooo:paragraph-rsid="001eb2fb"/>
    </style:style>
    <style:style style:name="P3" style:family="paragraph" style:parent-style-name="Text_20_body" style:list-style-name="L1">
      <style:text-properties officeooo:rsid="005b4939" officeooo:paragraph-rsid="001eb2fb"/>
    </style:style>
    <style:style style:name="P4" style:family="paragraph" style:parent-style-name="Text_20_body" style:list-style-name="L1">
      <style:text-properties officeooo:rsid="005b4939" officeooo:paragraph-rsid="00216130"/>
    </style:style>
    <style:style style:name="P5" style:family="paragraph" style:parent-style-name="Text_20_body" style:list-style-name="L1">
      <style:text-properties officeooo:rsid="005b8799" officeooo:paragraph-rsid="001eb2fb"/>
    </style:style>
    <style:style style:name="P6" style:family="paragraph" style:parent-style-name="Text_20_body">
      <style:text-properties officeooo:paragraph-rsid="001eb2fb"/>
    </style:style>
    <style:style style:name="P7" style:family="paragraph" style:parent-style-name="Text_20_body" style:list-style-name="L1">
      <style:text-properties fo:color="#000000" style:font-name="Times New Roman" officeooo:rsid="005b4939" officeooo:paragraph-rsid="001eb2fb"/>
    </style:style>
    <style:style style:name="P8" style:family="paragraph" style:parent-style-name="Heading_20_2">
      <style:paragraph-properties fo:break-before="page"/>
      <style:text-properties officeooo:paragraph-rsid="001eb2fb"/>
    </style:style>
    <style:style style:name="P9" style:family="paragraph" style:parent-style-name="Heading_20_3">
      <style:text-properties officeooo:paragraph-rsid="001eb2fb"/>
    </style:style>
    <style:style style:name="P10" style:family="paragraph" style:parent-style-name="Heading_20_3">
      <style:paragraph-properties fo:text-align="start" style:justify-single-word="false"/>
      <style:text-properties officeooo:paragraph-rsid="001eb2fb"/>
    </style:style>
    <style:style style:name="T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officeooo:rsid="005b4939"/>
    </style:style>
    <style:style style:name="T4" style:family="text">
      <style:text-properties officeooo:rsid="0059be03"/>
    </style:style>
    <style:style style:name="T5" style:family="text">
      <style:text-properties officeooo:rsid="005b8799"/>
    </style:style>
    <style:style style:name="T6" style:family="text">
      <style:text-properties officeooo:rsid="001eb2f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6">4 </text:span>X Idler Assembly</text:h>
      <text:h text:style-name="P9" text:outline-level="3"/>
      <text:h text:style-name="P9" text:outline-level="3"><text:bookmark-start text:name="__RefHeading__2857_932170812"/>Vitamins<text:bookmark-end text:name="__RefHeading__2857_932170812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<text:span text:style-name="T1"><text:s/></text:span><text:s/>2 Ball bearing 624 4mm x 13mm x 5mm</text:p>
            <text:p text:style-name="P1"><text:s text:c="2"/>2 <text:span text:style-name="T2">RJ4JP-01-08 Bushing</text:span> </text:p>
            <text:p text:style-name="P1"><text:s text:c="2"/>1 M4 cap screw x <text:span text:style-name="T4">30</text:span>mm</text:p>
            <text:p text:style-name="P1"><text:s text:c="2"/><text:span text:style-name="T4">1</text:span> M3 cap screw x <text:span text:style-name="T3">35</text:span>mm</text:p>
            <text:p text:style-name="P1"><text:span text:style-name="T4"><text:s text:c="2"/>1</text:span> M3 cap screw x ??mm</text:p>
            <text:p text:style-name="P1"><text:s text:c="2"/><text:span text:style-name="T4">1</text:span> Nyloc nut M3</text:p>
          </table:table-cell>
          <table:table-cell table:style-name="Table10.A1" office:value-type="string">
            <text:p text:style-name="P1"><text:s text:c="2"/>1 Nyloc nut M4</text:p>
            <text:p text:style-name="P1"><text:s text:c="2"/><text:span text:style-name="T3">2</text:span> Washer M3 x 7mm x 0.5mm</text:p>
            <text:p text:style-name="P1"><text:s text:c="2"/><text:span text:style-name="T4">3</text:span> Washer M4 x 9mm x 0.8mm</text:p>
            <text:p text:style-name="P1"><text:span text:style-name="T4"><text:s text:c="2"/>1</text:span> <text:span text:style-name="T3">N</text:span>ut M3</text:p>
            <text:p text:style-name="P2"><text:s text:c="2"/>1 M5 Brass nut</text:p>
          </table:table-cell>
        </table:table-row>
      </table:table>
      <text:h text:style-name="P9" text:outline-level="3"><text:bookmark-start text:name="__RefHeading__2859_932170812"/>Printed<text:bookmark-end text:name="__RefHeading__2859_932170812"/></text:h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1">1 <text:span text:style-name="T4">i3xends_v2_Idler.stl</text:span></text:p>
            <text:p text:style-name="P1"><draw:frame draw:style-name="fr1" draw:name="graphics17" text:anchor-type="as-char" svg:width="5.419cm" svg:height="4.062cm" draw:z-index="0"><draw:image xlink:href="../../../../../OneDrive/dokumenter/3D%20Printer/Round4/Mendel90-1/dibond/render/i3xends_v2_Idler.png" xlink:type="simple" xlink:show="embed" xlink:actuate="onLoad"/></draw:frame></text:p>
          </table:table-cell>
          <table:table-cell table:style-name="Tabel1.A1" office:value-type="string">
            <text:p text:style-name="P1">1 <text:span text:style-name="T4">i3xends_v2_Idler_fork.stl</text:span></text:p>
            <text:p text:style-name="P1"><draw:frame draw:style-name="fr2" draw:name="graphics107" text:anchor-type="as-char" svg:y="-3.062cm" svg:width="5.419cm" svg:height="4.062cm" draw:z-index="1"><draw:image xlink:href="../../../../../OneDrive/dokumenter/3D%20Printer/Round4/Mendel90-1/dibond/render/i3xends_v2_Idler_fork.png" xlink:type="simple" xlink:show="embed" xlink:actuate="onLoad"/></draw:frame></text:p>
          </table:table-cell>
          <table:table-cell table:style-name="Tabel1.A1" office:value-type="string">
            <text:p text:style-name="P1">1 <text:span text:style-name="T4">z_screw_isolator_left.stl</text:span></text:p>
            <text:p text:style-name="P1"><draw:frame draw:style-name="fr2" draw:name="Billede1" text:anchor-type="as-char" svg:y="-4.427cm" svg:width="5.419cm" svg:height="4.062cm" draw:z-index="2"><draw:image xlink:href="../../../../../OneDrive/dokumenter/3D%20Printer/Round4/Mendel90-1/dibond/render/z_screw_isolator_left.png" xlink:type="simple" xlink:show="embed" xlink:actuate="onLoad"/></draw:frame></text:p>
          </table:table-cell>
        </table:table-row>
      </table:table>
      <text:p text:style-name="P1"><text:bookmark-start text:name="__RefHeading__2869_9321708121"/><text:bookmark-end text:name="__RefHeading__2869_9321708121"/></text:p>
      <text:p text:style-name="P1"/>
      <text:h text:style-name="P10" text:outline-level="3"><text:bookmark-start text:name="__RefHeading__2861_932170812"/>Assembly<text:bookmark-end text:name="__RefHeading__2861_932170812"/></text:h>
      <text:p text:style-name="P1"/>
      <text:list xml:id="list1678788144839865192" text:style-name="L1">
        <text:list-item>
          <text:p text:style-name="P3">Slide the 2 Idler parts together, they are a VERY tight fit. Don’t worry if they <text:span text:style-name="T5">don’t </text:span>slide completely together. When inserting the X rods they will home the last bit.</text:p>
        </text:list-item>
        <text:list-item>
          <text:p text:style-name="P3">Insert a M3 Nut in the idler fork. Slide it in the idler bits and insert a M3 <text:span text:style-name="T5">35mm </text:span>cap screw and nut from the end of the idler, <text:span text:style-name="T5">make sure the screw engange the nut corretcly.</text:span></text:p>
        </text:list-item>
        <text:list-item>
          <text:p text:style-name="P5">Insert the M4 screw and washer through the fork while adding in the following order: 624 bearing, M4 washer, 624 bearing. Once the screw is through add the final M4 washer and then M4 nyloc</text:p>
        </text:list-item>
        <text:list-item>
          <text:p text:style-name="P4">Insert 2 <text:span text:style-name="T2">RJ4JP-01-08 Bushing</text:span>, <text:span text:style-name="T5">one</text:span> from the top and one from the bottom.</text:p>
        </text:list-item>
        <text:list-item>
          <text:p text:style-name="P7">Insert a M5 brass nut in the isolator. Put a M3 nut and washer through the isolator and a M3 Nyloc on the other si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18T14:12:50.556000000</dc:date>
    <meta:editing-duration>PT55M17S</meta:editing-duration>
    <meta:editing-cycles>4</meta:editing-cycles>
    <meta:generator>LibreOffice/5.1.4.2$Windows_x86 LibreOffice_project/f99d75f39f1c57ebdd7ffc5f42867c12031db97a</meta:generator>
    <meta:document-statistic meta:table-count="2" meta:image-count="3" meta:object-count="0" meta:page-count="1" meta:paragraph-count="26" meta:word-count="218" meta:character-count="1088" meta:non-whitespace-character-count="875"/>
  </office:meta>
</office:document-meta>
</file>